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documents</text:p>
          </table:table-cell>
          <table:table-cell table:style-name="ce1" office:value-type="string" calcext:value-type="string">
            <text:p>words</text:p>
          </table:table-cell>
          <table:table-cell office:value-type="string" calcext:value-type="string">
            <text:p>triples</text:p>
          </table:table-cell>
          <table:table-cell office:value-type="string" calcext:value-type="string">
            <text:p>frameinstances</text:p>
          </table:table-cell>
          <table:table-cell office:value-type="string" calcext:value-type="string">
            <text:p>avg. elements</text:p>
          </table:table-cell>
        </table:table-row>
        <table:table-row table:style-name="ro1">
          <table:table-cell office:value-type="string" calcext:value-type="string">
            <text:p>ehow</text:p>
          </table:table-cell>
          <table:table-cell office:value-type="float" office:value="6123" calcext:value-type="float">
            <text:p>6123</text:p>
          </table:table-cell>
          <table:table-cell office:value-type="float" office:value="1017329" calcext:value-type="float">
            <text:p>1017329</text:p>
          </table:table-cell>
          <table:table-cell office:value-type="float" office:value="306758" calcext:value-type="float">
            <text:p>306758</text:p>
          </table:table-cell>
          <table:table-cell office:value-type="float" office:value="142791" calcext:value-type="float">
            <text:p>142791</text:p>
          </table:table-cell>
          <table:table-cell table:formula="of:=([.D2]-[.E2])/[.E2]" office:value-type="float" office:value="1.14830066320707" calcext:value-type="float">
            <text:p>1.1483006632</text:p>
          </table:table-cell>
        </table:table-row>
        <table:table-row table:style-name="ro1">
          <table:table-cell office:value-type="string" calcext:value-type="string">
            <text:p>howstuffworks</text:p>
          </table:table-cell>
          <table:table-cell office:value-type="float" office:value="21305" calcext:value-type="float">
            <text:p>21305</text:p>
          </table:table-cell>
          <table:table-cell office:value-type="float" office:value="5461169" calcext:value-type="float">
            <text:p>5461169</text:p>
          </table:table-cell>
          <table:table-cell office:value-type="float" office:value="2265356" calcext:value-type="float">
            <text:p>2265356</text:p>
          </table:table-cell>
          <table:table-cell office:value-type="float" office:value="1062604" calcext:value-type="float">
            <text:p>1062604</text:p>
          </table:table-cell>
          <table:table-cell table:formula="of:=([.D3]-[.E3])/[.E3]" office:value-type="float" office:value="1.13189109018976" calcext:value-type="float">
            <text:p>1.1318910902</text:p>
          </table:table-cell>
        </table:table-row>
        <table:table-row table:style-name="ro1">
          <table:table-cell office:value-type="string" calcext:value-type="string">
            <text:p>infoplease</text:p>
          </table:table-cell>
          <table:table-cell office:value-type="float" office:value="42138" calcext:value-type="float">
            <text:p>42138</text:p>
          </table:table-cell>
          <table:table-cell office:value-type="float" office:value="4792815" calcext:value-type="float">
            <text:p>4792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float" office:value="50497" calcext:value-type="float">
            <text:p>50497</text:p>
          </table:table-cell>
          <table:table-cell office:value-type="float" office:value="52242604" calcext:value-type="float">
            <text:p>52242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ughtco</text:p>
          </table:table-cell>
          <table:table-cell office:value-type="float" office:value="94313" calcext:value-type="float">
            <text:p>94313</text:p>
          </table:table-cell>
          <table:table-cell office:value-type="float" office:value="16668325" calcext:value-type="float">
            <text:p>16668325</text:p>
          </table:table-cell>
          <table:table-cell office:value-type="float" office:value="960788" calcext:value-type="float">
            <text:p>960788</text:p>
          </table:table-cell>
          <table:table-cell office:value-type="float" office:value="453479" calcext:value-type="float">
            <text:p>453479</text:p>
          </table:table-cell>
          <table:table-cell table:formula="of:=([.D6]-[.E6])/[.E6]" office:value-type="float" office:value="1.11870450450848" calcext:value-type="float">
            <text:p>1.1187045045</text:p>
          </table:table-cell>
        </table:table-row>
        <table:table-row table:style-name="ro1">
          <table:table-cell office:value-type="string" calcext:value-type="string">
            <text:p>Wikihow</text:p>
          </table:table-cell>
          <table:table-cell office:value-type="float" office:value="15680" calcext:value-type="float">
            <text:p>15680</text:p>
          </table:table-cell>
          <table:table-cell office:value-type="float" office:value="2786254" calcext:value-type="float">
            <text:p>2786254</text:p>
          </table:table-cell>
          <table:table-cell office:value-type="float" office:value="1242284" calcext:value-type="float">
            <text:p>1242284</text:p>
          </table:table-cell>
          <table:table-cell office:value-type="float" office:value="584114" calcext:value-type="float">
            <text:p>584114</text:p>
          </table:table-cell>
          <table:table-cell table:formula="of:=([.D7]-[.E7])/[.E7]" office:value-type="float" office:value="1.12678347034997" calcext:value-type="float">
            <text:p>1.1267834703</text:p>
          </table:table-cell>
        </table:table-row>
        <table:table-row table:style-name="ro1">
          <table:table-cell table:style-name="ce2" office:value-type="string" calcext:value-type="string">
            <text:p>Wikipedia</text:p>
          </table:table-cell>
          <table:table-cell table:style-name="ce2" office:value-type="float" office:value="95517" calcext:value-type="float">
            <text:p>95517</text:p>
          </table:table-cell>
          <table:table-cell table:style-name="ce2" office:value-type="float" office:value="797373174" calcext:value-type="float">
            <text:p>797373174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WikipediaObjects</text:p>
          </table:table-cell>
          <table:table-cell office:value-type="float" office:value="5508" calcext:value-type="float">
            <text:p>5508</text:p>
          </table:table-cell>
          <table:table-cell office:value-type="float" office:value="8330453" calcext:value-type="float">
            <text:p>8330453</text:p>
          </table:table-cell>
          <table:table-cell office:value-type="float" office:value="2954111" calcext:value-type="float">
            <text:p>2954111</text:p>
          </table:table-cell>
          <table:table-cell office:value-type="float" office:value="1374576" calcext:value-type="float">
            <text:p>1374576</text:p>
          </table:table-cell>
          <table:table-cell table:formula="of:=([.D9]-[.E9])/[.E9]" office:value-type="float" office:value="1.14910707010744" calcext:value-type="float">
            <text:p>1.1491070701</text:p>
          </table:table-cell>
        </table:table-row>
        <table:table-row table:style-name="ro1">
          <table:table-cell office:value-type="string" calcext:value-type="string">
            <text:p>Instructables/workshop</text:p>
          </table:table-cell>
          <table:table-cell office:value-type="float" office:value="6493" calcext:value-type="float">
            <text:p>6493</text:p>
          </table:table-cell>
          <table:table-cell office:value-type="float" office:value="2227133" calcext:value-type="float">
            <text:p>2227133</text:p>
          </table:table-cell>
          <table:table-cell office:value-type="float" office:value="871069" calcext:value-type="float">
            <text:p>871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ructables/play</text:p>
          </table:table-cell>
          <table:table-cell office:value-type="float" office:value="16034" calcext:value-type="float">
            <text:p>16034</text:p>
          </table:table-cell>
          <table:table-cell office:value-type="float" office:value="5794591" calcext:value-type="float">
            <text:p>5794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ables/living</text:p>
          </table:table-cell>
          <table:table-cell office:value-type="float" office:value="7168" calcext:value-type="float">
            <text:p>7168</text:p>
          </table:table-cell>
          <table:table-cell office:value-type="float" office:value="2949864" calcext:value-type="float">
            <text:p>2949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ables/food</text:p>
          </table:table-cell>
          <table:table-cell office:value-type="float" office:value="5970" calcext:value-type="float">
            <text:p>5970</text:p>
          </table:table-cell>
          <table:table-cell office:value-type="float" office:value="3579296" calcext:value-type="float">
            <text:p>3579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ables/tech</text:p>
          </table:table-cell>
          <table:table-cell office:value-type="float" office:value="2502" calcext:value-type="float">
            <text:p>2502</text:p>
          </table:table-cell>
          <table:table-cell office:value-type="float" office:value="1179350" calcext:value-type="float">
            <text:p>1179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ables/outside</text:p>
          </table:table-cell>
          <table:table-cell office:value-type="float" office:value="1769" calcext:value-type="float">
            <text:p>1769</text:p>
          </table:table-cell>
          <table:table-cell office:value-type="float" office:value="1118535" calcext:value-type="float">
            <text:p>111853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09:54:48.959198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rio basile</meta:initial-creator>
    <meta:creation-date>2017-06-29T12:55:56.365561213</meta:creation-date>
    <dc:date>2017-08-28T14:33:46.443672767</dc:date>
    <dc:creator>valerio basile</dc:creator>
    <meta:editing-duration>P1DT12H2M4S</meta:editing-duration>
    <meta:editing-cycles>5</meta:editing-cycles>
    <meta:generator>LibreOffice/4.3.7.2$Linux_X86_64 LibreOffice_project/430$Build-2</meta:generator>
    <meta:document-statistic meta:table-count="1" meta:cell-count="64" meta:object-count="0"/>
  </office:meta>
</office:document-meta>
</file>